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398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_23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1570000000">
            <text:p>157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220000000">
            <text:p>22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990000000">
            <text:p>199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360000000">
            <text:p>36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2430000000">
            <text:p>243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6610000000">
            <text:p>661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620000000">
            <text:p>62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1550000000">
            <text:p>1550000000</text:p>
          </table:table-cell>
        </table:table-row>
      </table:table>
      <table:table table:name="Sheet1_2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530000000">
            <text:p>53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60000000">
            <text:p>6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360000000">
            <text:p>36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220000000">
            <text:p>22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690000000">
            <text:p>69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1550000000">
            <text:p>155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90000000">
            <text:p>9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380000000">
            <text:p>380000000</text:p>
          </table:table-cell>
        </table:table-row>
      </table:table>
      <table:table table:name="Sheet1_2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370000000">
            <text:p>37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40000000">
            <text:p>4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500000000">
            <text:p>50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50000000">
            <text:p>5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520000000">
            <text:p>52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1580000000">
            <text:p>158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160000000">
            <text:p>16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400000000">
            <text:p>400000000</text:p>
          </table:table-cell>
        </table:table-row>
      </table:table>
      <table:table table:name="Sheet1_20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1930000000">
            <text:p>193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230000000">
            <text:p>23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2100000000">
            <text:p>210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430000000">
            <text:p>43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2610000000">
            <text:p>261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6930000000">
            <text:p>693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540000000">
            <text:p>54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1480000000">
            <text:p>1480000000</text:p>
          </table:table-cell>
        </table:table-row>
      </table:table>
      <table:table table:name="Sheet1_19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2640000000">
            <text:p>264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310000000">
            <text:p>31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2610000000">
            <text:p>261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450000000">
            <text:p>45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3470000000">
            <text:p>347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9560000000">
            <text:p>956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750000000">
            <text:p>75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2150000000">
            <text:p>2150000000</text:p>
          </table:table-cell>
        </table:table-row>
      </table:table>
      <table:table table:name="Sheet1_18" table:style-name="ta1" table:print="false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7750000000">
            <text:p>775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1060000000">
            <text:p>106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6386">
            <text:p>1638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3430000000">
            <text:p>1343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2370000000">
            <text:p>237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16210000000">
            <text:p>1621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33960000000">
            <text:p>3396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7490000000">
            <text:p>749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6800000000">
            <text:p>6800000000</text:p>
          </table:table-cell>
        </table:table-row>
      </table:table>
      <table:table table:name="Sheet1_17" table:style-name="ta1" table:print="false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7140000000">
            <text:p>714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620000000">
            <text:p>62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6386">
            <text:p>1638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0390000000">
            <text:p>1039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2190000000">
            <text:p>219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13230000000">
            <text:p>1323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28150000000">
            <text:p>2815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6080000000">
            <text:p>608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5760000000">
            <text:p>5760000000</text:p>
          </table:table-cell>
        </table:table-row>
      </table:table>
      <table:table table:name="Sheet1_16" table:style-name="ta1" table:print="false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7540000000">
            <text:p>754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800000000">
            <text:p>80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6386">
            <text:p>1638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1620000000">
            <text:p>1162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2520000000">
            <text:p>252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14600000000">
            <text:p>1460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29700000000">
            <text:p>2970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6550000000">
            <text:p>655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5700000000">
            <text:p>5700000000</text:p>
          </table:table-cell>
        </table:table-row>
      </table:table>
      <table:table table:name="Sheet1_15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1680000000">
            <text:p>168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190000000">
            <text:p>19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2320000000">
            <text:p>232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450000000">
            <text:p>45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2620000000">
            <text:p>262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7190000000">
            <text:p>719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750000000">
            <text:p>75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1570000000">
            <text:p>1570000000</text:p>
          </table:table-cell>
        </table:table-row>
      </table:table>
      <table:table table:name="Sheet1_14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560000000">
            <text:p>56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30000000">
            <text:p>3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390000000">
            <text:p>39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70000000">
            <text:p>7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560000000">
            <text:p>56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1800000000">
            <text:p>180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80000000">
            <text:p>8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510000000">
            <text:p>510000000</text:p>
          </table:table-cell>
        </table:table-row>
      </table:table>
      <table:table table:name="Sheet1_13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1460000000">
            <text:p>146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120000000">
            <text:p>12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760000000">
            <text:p>176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270000000">
            <text:p>27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2170000000">
            <text:p>217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6060000000">
            <text:p>606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490000000">
            <text:p>49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1550000000">
            <text:p>1550000000</text:p>
          </table:table-cell>
        </table:table-row>
      </table:table>
      <table:table table:name="Sheet1_1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340000000">
            <text:p>34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30000000">
            <text:p>3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440000000">
            <text:p>44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50000000">
            <text:p>5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500000000">
            <text:p>50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1550000000">
            <text:p>155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70000000">
            <text:p>7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430000000">
            <text:p>430000000</text:p>
          </table:table-cell>
        </table:table-row>
      </table:table>
      <table:table table:name="Sheet1_1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1600000000">
            <text:p>160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160000000">
            <text:p>16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730000000">
            <text:p>173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450000000">
            <text:p>45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2170000000">
            <text:p>217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5980000000">
            <text:p>598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450000000">
            <text:p>45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1400000000">
            <text:p>1400000000</text:p>
          </table:table-cell>
        </table:table-row>
      </table:table>
      <table:table table:name="Sheet1_10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430000000">
            <text:p>43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30000000">
            <text:p>3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350000000">
            <text:p>35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70000000">
            <text:p>7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500000000">
            <text:p>50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1560000000">
            <text:p>156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30000000">
            <text:p>3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380000000">
            <text:p>380000000</text:p>
          </table:table-cell>
        </table:table-row>
      </table:table>
      <table:table table:name="Sheet1_9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430000000">
            <text:p>43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30000000">
            <text:p>3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350000000">
            <text:p>35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70000000">
            <text:p>7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500000000">
            <text:p>50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1560000000">
            <text:p>156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30000000">
            <text:p>3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380000000">
            <text:p>380000000</text:p>
          </table:table-cell>
        </table:table-row>
      </table:table>
      <table:table table:name="Sheet1_8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2220000000">
            <text:p>222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310000000">
            <text:p>31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2640000000">
            <text:p>264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650000000">
            <text:p>65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3420000000">
            <text:p>342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8440000000">
            <text:p>844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860000000">
            <text:p>86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1920000000">
            <text:p>1920000000</text:p>
          </table:table-cell>
        </table:table-row>
      </table:table>
      <table:table table:name="Sheet1_7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430000000">
            <text:p>43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60000000">
            <text:p>6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430000000">
            <text:p>43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90000000">
            <text:p>9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560000000">
            <text:p>56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1780000000">
            <text:p>178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80000000">
            <text:p>8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520000000">
            <text:p>520000000</text:p>
          </table:table-cell>
        </table:table-row>
      </table:table>
      <table:table table:name="Sheet1_6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1600000000">
            <text:p>160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170000000">
            <text:p>17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540000000">
            <text:p>154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440000000">
            <text:p>44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2120000000">
            <text:p>212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5890000000">
            <text:p>589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440000000">
            <text:p>44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1570000000">
            <text:p>1570000000</text:p>
          </table:table-cell>
        </table:table-row>
      </table:table>
      <table:table table:name="Sheet1_5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1620000000">
            <text:p>162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170000000">
            <text:p>17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580000000">
            <text:p>158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330000000">
            <text:p>33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2180000000">
            <text:p>218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6100000000">
            <text:p>610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420000000">
            <text:p>42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1380000000">
            <text:p>1380000000</text:p>
          </table:table-cell>
        </table:table-row>
      </table:table>
      <table:table table:name="Sheet1_4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1810000000">
            <text:p>181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210000000">
            <text:p>21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860000000">
            <text:p>186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400000000">
            <text:p>40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2500000000">
            <text:p>250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6820000000">
            <text:p>682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540000000">
            <text:p>54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1610000000">
            <text:p>1610000000</text:p>
          </table:table-cell>
        </table:table-row>
      </table:table>
      <table:table table:name="Sheet1_3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1900000000">
            <text:p>190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220000000">
            <text:p>22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1920000000">
            <text:p>192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410000000">
            <text:p>41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2520000000">
            <text:p>252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6840000000">
            <text:p>684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500000000">
            <text:p>50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1480000000">
            <text:p>1480000000</text:p>
          </table:table-cell>
        </table:table-row>
      </table:table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Building Trees (CPU)</text:p>
          </table:table-cell>
          <table:table-cell office:value-type="float" office:value="1890000000">
            <text:p>1890000000</text:p>
          </table:table-cell>
        </table:table-row>
        <table:table-row table:style-name="ro1">
          <table:table-cell office:value-type="string">
            <text:p>Adopt (User)</text:p>
          </table:table-cell>
          <table:table-cell office:value-type="float" office:value="230000000">
            <text:p>230000000</text:p>
          </table:table-cell>
        </table:table-row>
        <table:table-row table:style-name="ro1">
          <table:table-cell office:value-type="string">
            <text:p>Graph vertices</text:p>
          </table:table-cell>
          <table:table-cell office:value-type="float" office:value="4098">
            <text:p>4098</text:p>
          </table:table-cell>
        </table:table-row>
        <table:table-row table:style-name="ro1">
          <table:table-cell office:value-type="string">
            <text:p>Augment (CPU)</text:p>
          </table:table-cell>
          <table:table-cell office:value-type="float" office:value="2060000000">
            <text:p>2060000000</text:p>
          </table:table-cell>
        </table:table-row>
        <table:table-row table:style-name="ro1">
          <table:table-cell office:value-type="string">
            <text:p>Building Trees (User)</text:p>
          </table:table-cell>
          <table:table-cell office:value-type="float" office:value="470000000">
            <text:p>470000000</text:p>
          </table:table-cell>
        </table:table-row>
        <table:table-row table:style-name="ro1">
          <table:table-cell office:value-type="string">
            <text:p>Running time (User)</text:p>
          </table:table-cell>
          <table:table-cell office:value-type="float" office:value="2580000000">
            <text:p>2580000000</text:p>
          </table:table-cell>
        </table:table-row>
        <table:table-row table:style-name="ro1">
          <table:table-cell office:value-type="string">
            <text:p>Running time (CPU)</text:p>
          </table:table-cell>
          <table:table-cell office:value-type="float" office:value="6860000000">
            <text:p>6860000000</text:p>
          </table:table-cell>
        </table:table-row>
        <table:table-row table:style-name="ro1">
          <table:table-cell office:value-type="string">
            <text:p>Augment (User)</text:p>
          </table:table-cell>
          <table:table-cell office:value-type="float" office:value="530000000">
            <text:p>530000000</text:p>
          </table:table-cell>
        </table:table-row>
        <table:table-row table:style-name="ro1">
          <table:table-cell office:value-type="string">
            <text:p>Adopt (CPU)</text:p>
          </table:table-cell>
          <table:table-cell office:value-type="float" office:value="1460000000">
            <text:p>1460000000</text:p>
          </table:table-cell>
        </table:table-row>
      </table:table>
      <table:table table:name="Sheet1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3/04/2011</text:date>, <text:time>12:2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Days</meta:initial-creator>
    <meta:creation-date>2011-03-04T11:50:33</meta:creation-date>
    <dc:date>2011-03-04T12:20:58</dc:date>
    <dc:creator>David Days</dc:creator>
    <meta:editing-duration>PT00H03M51S</meta:editing-duration>
    <meta:editing-cycles>1</meta:editing-cycles>
    <meta:document-statistic meta:table-count="25" meta:cell-count="396" meta:object-count="0"/>
    <meta:generator>OpenOffice.org/3.1$Linux OpenOffice.org_project/310m19$Build-9420</meta:generator>
  </office:meta>
</office:document-meta>
</file>